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fo:font-style="italic" style:font-style-asian="italic" style:font-style-complex="italic"/>
    </style:style>
    <style:style style:name="P3" style:family="paragraph" style:parent-style-name="Heading_20_2">
      <style:text-properties officeooo:paragraph-rsid="00177cf8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listas"/>Listas:<text:bookmark-end text:name="listas"/></text:h>
      <text:h text:style-name="P3" text:outline-level="2">L<text:bookmark-start text:name="comprehension-list-listas-de-comprensión"/>ist Comprehension <text:span text:style-name="T1">(listas de comprensión)</text:span>:<text:bookmark-end text:name="comprehension-list-listas-de-comprensión"/></text:h>
      <text:p text:style-name="Preformatted_20_Text">import os</text:p>
      <text:p text:style-name="Preformatted_20_Text">os.system("cls || clear")</text:p>
      <text:p text:style-name="Preformatted_20_Text">lista = list()</text:p>
      <text:p text:style-name="Preformatted_20_Text">lista2 = [1,2,3,4]</text:p>
      <text:p text:style-name="Preformatted_20_Text">numeros_20 = list(range(20))</text:p>
      <text:p text:style-name="P2">Código del compañero Miguel:</text:p>
      <text:p text:style-name="Preformatted_20_Text">def cuadrado(num: int) -&gt; int:</text:p>
      <text:p text:style-name="Preformatted_20_Text"><text:s text:c="4"/>return num ** 2</text:p>
      <text:h text:style-name="Heading_20_4" text:outline-level="4"><text:bookmark-start text:name="ejemplo-de-una-comprehension-list"/>Ejemplo de una comprehension list:<text:bookmark-end text:name="ejemplo-de-una-comprehension-list"/></text:h>
      <text:p text:style-name="Preformatted_20_Text">numeros_20_actualizado = [numero * 2 for numero in numeros_20]</text:p>
      <text:p text:style-name="Preformatted_20_Text">print(numeros_20)</text:p>
      <text:p text:style-name="Preformatted_20_Text">print(numeros_20_actualizado)</text:p>
      <text:p text:style-name="Preformatted_20_Text">elevar_cuadrado = lambda numero : numero ** 2 # podría haber usado otra palabra en vez de numero.</text:p>
      <text:p text:style-name="Preformatted_20_Text">numeros_20_actualizado_v2 = [elevar_cuadrado(numero) for numero in numeros_20]</text:p>
      <text:p text:style-name="Preformatted_20_Text">print(numeros_20_actualizado_v2)</text:p>
      <text:p text:style-name="Preformatted_20_Text">numeros_20_actualizado_v3 = [(lambda n : n ** 2) (numero) for numero in numeros_20] #No es lo aconsejable, aunque técnicamente viable.</text:p>
      <text:p text:style-name="Preformatted_20_Text">print(numeros_20_actualizado_v3)</text:p>
      <text:h text:style-name="Heading_20_4" text:outline-level="4"><text:bookmark-start text:name="procesar-de-numeros_20-sólo-los-impares"/>Procesar, de numeros_20, sólo los impares:<text:bookmark-end text:name="procesar-de-numeros_20-sólo-los-impares"/></text:h>
      <text:p text:style-name="Preformatted_20_Text">es_impar = lambda n: n%2 != 0</text:p>
      <text:p text:style-name="Preformatted_20_Text">numeros_20_impares <text:s/>= [numero -1 for numero in numeros_20 if numero % 2 != 0]</text:p>
      <text:p text:style-name="First_20_paragraph">=&gt; numero -1 es simplemente un cálculo que he querido hacer, no tiene nada que ver con el cálculo sobre los impares, que es otra cosa que se pretende aquí. (De un compañero:<text:span text:style-name="T1">con el </text:span>“<text:span text:style-name="T1">numero - 1</text:span>”<text:span text:style-name="T1"> los convierte en par , si un poco confuso que ponga impares y salgan pares :)</text:span>) numeros_20_impares_v2 = [numero -1 for numero in numeros_20 if es_impar(numero)]</text:p>
      <text:p text:style-name="Preformatted_20_Text">print(numeros_20_impares)</text:p>
      <text:p text:style-name="Preformatted_20_Text">print(numeros_20_impares_v2)</text:p>
      <text:p text:style-name="Preformatted_20_Text">numeros_20_cerocinco = list(map(lambda n : n + 0.5 , numeros_20))</text:p>
      <text:p text:style-name="Preformatted_20_Text">print(numeros_20_cerocinco)</text:p>
      <text:p text:style-name="Preformatted_20_Text">#print(numeros_20_impares)</text:p>
      <text:p text:style-name="Preformatted_20_Text"/>
      <text:p text:style-name="Preformatted_20_Text">print([numero for numero in map(lambda n : n + 0.5 , numeros_20)])</text:p>
      <text:h text:style-name="Heading_20_4" text:outline-level="4"><text:bookmark-start text:name="dada-una-lista-de-alumnas-obtener-una-nueva-lista-conteniendo-solo-las-alumnas-que-han-obtenido-7-ó-más.-usando-comprehension-lists"/>Dada una lista de alumnas, obtener una NUEVA lista conteniendo solo las alumnas que han obtenido 7 ó más. Usando <text:span text:style-name="T1">comprehension lists</text:span><text:bookmark-end text:name="dada-una-lista-de-alumnas-obtener-una-nueva-lista-conteniendo-solo-las-alumnas-que-han-obtenido-7-ó-más.-usando-comprehension-lists"/></text:h>
      <text:p text:style-name="Preformatted_20_Text">os.system ("cls || clear")</text:p>
      <text:p text:style-name="Preformatted_20_Text">alumnas = [('Maria de la O', 9.5),('La Jenny', 7.5),('Mari Puri',5),('Mengana', 4.9)]</text:p>
      <text:p text:style-name="Preformatted_20_Text"/>
      <text:p text:style-name="Preformatted_20_Text">alumnas_aventajadas = [ (nombre,notas) for nombre , notas in alumnas if notas <text:soft-page-break/>&gt;= 7]</text:p>
      <text:p text:style-name="Preformatted_20_Text">print(alumnas_aventajadas)</text:p>
      <text:h text:style-name="Heading_20_5" text:outline-level="5"><text:bookmark-start text:name="solución-del-profesor"/>Solución del profesor:<text:bookmark-end text:name="solución-del-profesor"/></text:h>
      <text:p text:style-name="Preformatted_20_Text">aventajadas = [alumna for alumna in alumnas if alumna[1] &gt; 7.0]</text:p>
      <text:p text:style-name="Preformatted_20_Text">print(aventajadas)</text:p>
      <text:h text:style-name="Heading_20_2" text:outline-level="2"><text:bookmark-start text:name="habrá-comprehension-sets"/>¿Habrá <text:span text:style-name="T1">comprehension sets</text:span>?<text:bookmark-end text:name="habrá-comprehension-sets"/></text:h>
      <text:h text:style-name="Heading_20_4" text:outline-level="4"><text:bookmark-start text:name="or-what-the-hell"/><text:span text:style-name="T1">(or… what the Hell)</text:span>?<text:bookmark-end text:name="or-what-the-hell"/></text:h>
      <text:p text:style-name="Preformatted_20_Text">conjunto = {numero for numero in [1,2,3,4,5,6,7,7,7,7]}</text:p>
      <text:p text:style-name="First_20_paragraph">Hemos creado, dinámicamente, una estructura partiendo de otra. Otro ejemplo sería crear dinámicamente un dicionario:</text:p>
      <text:h text:style-name="Heading_20_4" text:outline-level="4"><text:bookmark-start text:name="diccionarios"/>Diccionarios:<text:bookmark-end text:name="diccionarios"/></text:h>
      <text:p text:style-name="Preformatted_20_Text">diccionario_alumnas = {alumna[0]:alumna[1] for alumna in alumnas } #*(Or how to understand girl students)*</text:p>
      <text:p text:style-name="Preformatted_20_Text"/>
      <text:p text:style-name="Preformatted_20_Text">print(diccionario_alumnas)</text:p>
      <text:h text:style-name="Heading_20_4" text:outline-level="4"><text:bookmark-start text:name="tuplas"/>Tuplas:<text:bookmark-end text:name="tuplas"/></text:h>
      <text:p text:style-name="Preformatted_20_Text">alumans_nota_tupla = (nota for nombre, nota in alumnas)</text:p>
      <text:p text:style-name="First_20_paragraph">nos ha salido un <text:span text:style-name="T1">generador</text:span></text:p>
      <text:p text:style-name="Preformatted_20_Text">alumnas_nota_tupla_v2 = tuple( [nota for nombre, nota in alumnas])</text:p>
      <text:p text:style-name="First_20_paragraph">Esto sí que es una tupl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keyword/>
    <meta:initial-creator/>
    <meta:creation-date>2024-02-13T16:50:33Z</meta:creation-date>
    <dc:date>2024-03-10T20:05:52.840159658</dc:date>
    <meta:editing-duration>PT32S</meta:editing-duration>
    <meta:editing-cycles>1</meta:editing-cycles>
    <meta:document-statistic meta:table-count="0" meta:image-count="0" meta:object-count="0" meta:page-count="2" meta:paragraph-count="50" meta:word-count="354" meta:character-count="2471" meta:non-whitespace-character-count="2161"/>
  </office:meta>
</office:document-meta>
</file>